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1cm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1cm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35cm" svg:stroke-color="#808080" draw:marker-start-width="0.252cm" draw:marker-end-width="0.252cm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c0c0c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6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76cm" svg:y1="14.605cm" svg:x2="3.176cm" svg:y2="1.905cm">
          <text:p/>
        </draw:line>
        <draw:line draw:style-name="gr1" draw:text-style-name="P1" draw:layer="layout" svg:x1="3.176cm" svg:y1="14.605cm" svg:x2="19.686cm" svg:y2="14.605cm">
          <text:p/>
        </draw:line>
        <draw:line draw:style-name="gr2" draw:text-style-name="P1" draw:layer="layout" svg:x1="17.146cm" svg:y1="1.905cm" svg:x2="17.146cm" svg:y2="14.605cm">
          <text:p/>
        </draw:line>
        <draw:frame draw:style-name="gr3" draw:layer="layout" svg:width="0.925cm" svg:height="0.962cm" svg:x="19.686cm" svg:y="14.605cm">
          <draw:text-box>
            <text:p>Y</text:p>
          </draw:text-box>
        </draw:frame>
        <draw:frame draw:style-name="gr3" draw:layer="layout" svg:width="1.7cm" svg:height="0.962cm" svg:x="16.295cm" svg:y="0.949cm">
          <draw:text-box>
            <text:p>LAS</text:p>
          </draw:text-box>
        </draw:frame>
        <draw:line draw:style-name="gr2" draw:text-style-name="P1" draw:layer="layout" svg:x1="6.986cm" svg:y1="10.795cm" svg:x2="19.686cm" svg:y2="9.525cm">
          <text:p/>
        </draw:line>
        <draw:line draw:style-name="gr2" draw:text-style-name="P1" draw:layer="layout" svg:x1="8.256cm" svg:y1="3.81cm" svg:x2="18.416cm" svg:y2="12.7cm">
          <text:p/>
        </draw:line>
        <draw:line draw:style-name="gr4" draw:text-style-name="P1" draw:layer="layout" svg:x1="15.241cm" svg:y1="9.948cm" svg:x2="3.176cm" svg:y2="9.948cm">
          <text:p/>
        </draw:line>
        <draw:line draw:style-name="gr4" draw:text-style-name="P1" draw:layer="layout" svg:x1="15.241cm" svg:y1="9.948cm" svg:x2="15.241cm" svg:y2="14.534cm">
          <text:p/>
        </draw:line>
        <draw:frame draw:style-name="gr3" draw:layer="layout" svg:width="1.128cm" svg:height="1.114cm" svg:x="14.146cm" svg:y="9.948cm">
          <draw:text-box>
            <text:p>E<text:span text:style-name="T1">1</text:span></text:p>
          </draw:text-box>
        </draw:frame>
        <draw:frame draw:style-name="gr3" draw:layer="expansion-demand" svg:width="1.306cm" svg:height="1.114cm" svg:x="1.929cm" svg:y="8.767cm">
          <draw:text-box>
            <text:p>PI<text:span text:style-name="T1">2</text:span></text:p>
          </draw:text-box>
        </draw:frame>
        <draw:line draw:style-name="gr4" draw:text-style-name="P1" draw:layer="expansion-demand" svg:x1="17.18cm" svg:y1="9.701cm" svg:x2="3.245cm" svg:y2="9.701cm">
          <text:p/>
        </draw:line>
        <draw:line draw:style-name="gr5" draw:text-style-name="P1" draw:layer="expansion-demand" svg:x1="9.532cm" svg:y1="4.692cm" svg:x2="9.532cm" svg:y2="3.457cm">
          <text:p/>
        </draw:line>
        <draw:line draw:style-name="gr5" draw:text-style-name="P1" draw:layer="expansion-demand" svg:x1="18.101cm" svg:y1="12.171cm" svg:x2="18.101cm" svg:y2="10.936cm">
          <text:p/>
        </draw:line>
        <draw:line draw:style-name="gr2" draw:text-style-name="P1" draw:layer="expansion-demand" svg:x1="8.255cm" svg:y1="2.046cm" svg:x2="18.415cm" svg:y2="10.936cm">
          <text:p/>
        </draw:line>
        <draw:frame draw:style-name="gr3" draw:layer="expansion-demand" svg:width="1.128cm" svg:height="1.114cm" svg:x="17.145cm" svg:y="8.622cm">
          <draw:text-box>
            <text:p>E<text:span text:style-name="T1">2</text:span></text:p>
          </draw:text-box>
        </draw:frame>
        <draw:frame draw:style-name="gr3" draw:layer="expansion-demand" svg:width="1.586cm" svg:height="1.114cm" svg:x="18.588cm" svg:y="10.379cm">
          <draw:text-box>
            <text:p>AD<text:span text:style-name="T1">2</text:span></text:p>
          </draw:text-box>
        </draw:frame>
        <draw:frame draw:style-name="gr3" draw:layer="expansion-demand" svg:width="2.618cm" svg:height="1.114cm" svg:x="16.687cm" svg:y="14.767cm">
          <draw:text-box>
            <text:p>Y<text:span text:style-name="T1">2</text:span>=Y<text:span text:style-name="T1">max</text:span></text:p>
          </draw:text-box>
        </draw:frame>
        <draw:frame draw:style-name="gr6" draw:layer="layout" svg:width="1.128cm" svg:height="1.114cm" svg:x="14.676cm" svg:y="14.77cm">
          <draw:text-box>
            <text:p>Y<text:span text:style-name="T1">1</text:span></text:p>
          </draw:text-box>
        </draw:frame>
        <draw:frame draw:style-name="gr3" draw:layer="layout" svg:width="1.103cm" svg:height="0.962cm" svg:x="2.072cm" svg:y="0.943cm">
          <draw:text-box>
            <text:p>PI</text:p>
          </draw:text-box>
        </draw:frame>
        <draw:frame draw:style-name="gr3" draw:layer="layout" svg:width="1.586cm" svg:height="1.114cm" svg:x="18.588cm" svg:y="12.143cm">
          <draw:text-box>
            <text:p>AD<text:span text:style-name="T1">1</text:span></text:p>
          </draw:text-box>
        </draw:frame>
        <draw:frame draw:style-name="gr3" draw:layer="layout" svg:width="1.975cm" svg:height="1.114cm" svg:x="5.011cm" svg:y="10.238cm">
          <draw:text-box>
            <text:p>SAS<text:span text:style-name="T1">1</text:span></text:p>
          </draw:text-box>
        </draw:frame>
        <draw:line draw:style-name="gr2" draw:text-style-name="P1" draw:layer="expansion-supply" svg:x1="6.985cm" svg:y1="12.594cm" svg:x2="19.685cm" svg:y2="11.324cm">
          <text:p/>
        </draw:line>
        <draw:frame draw:style-name="gr3" draw:layer="expansion-supply" svg:width="1.975cm" svg:height="1.114cm" svg:x="5.017cm" svg:y="12.037cm">
          <draw:text-box>
            <text:p>SAS<text:span text:style-name="T1">2</text:span></text:p>
          </draw:text-box>
        </draw:frame>
        <draw:line draw:style-name="gr5" draw:text-style-name="P1" draw:layer="expansion-supply" svg:x1="7.796cm" svg:y1="10.97cm" svg:x2="7.796cm" svg:y2="12.205cm">
          <text:p/>
        </draw:line>
        <draw:line draw:style-name="gr5" draw:text-style-name="P1" draw:layer="expansion-supply" svg:x1="18.591cm" svg:y1="9.913cm" svg:x2="18.591cm" svg:y2="11.148cm">
          <text:p/>
        </draw:line>
        <draw:frame draw:style-name="gr3" draw:layer="expansion-supply" svg:width="1.128cm" svg:height="1.114cm" svg:x="16.051cm" svg:y="11.606cm">
          <draw:text-box>
            <text:p>E<text:span text:style-name="T1">2</text:span></text:p>
          </draw:text-box>
        </draw:frame>
        <draw:line draw:style-name="gr4" draw:text-style-name="P1" draw:layer="expansion-supply" svg:x1="17.215cm" svg:y1="11.606cm" svg:x2="3.245cm" svg:y2="11.606cm">
          <text:p/>
        </draw:line>
        <draw:frame draw:style-name="gr7" draw:layer="expansion-supply" svg:width="1.306cm" svg:height="1.114cm" svg:x="1.883cm" svg:y="11.049cm">
          <draw:text-box>
            <text:p>PI<text:span text:style-name="T1">2</text:span></text:p>
          </draw:text-box>
        </draw:frame>
        <draw:frame draw:style-name="gr7" draw:layer="expansion-demand" svg:width="1.306cm" svg:height="1.114cm" svg:x="1.915cm" svg:y="9.772cm">
          <draw:text-box>
            <text:p>PI<text:span text:style-name="T1">1</text:span></text:p>
          </draw:text-box>
        </draw:frame>
        <draw:frame draw:style-name="gr7" draw:layer="expansion-demand" svg:width="1.306cm" svg:height="1.114cm" svg:x="1.883cm" svg:y="11.049cm">
          <draw:text-box>
            <text:p>PI<text:span text:style-name="T1">2</text:span></text:p>
          </draw:text-box>
        </draw:frame>
        <draw:frame draw:style-name="gr7" draw:layer="expansion-demand" svg:width="1.306cm" svg:height="1.114cm" svg:x="1.883cm" svg:y="11.049cm">
          <draw:text-box>
            <text:p>PI<text:span text:style-name="T1">2</text:span></text:p>
          </draw:text-box>
        </draw:frame>
        <draw:frame draw:style-name="gr7" draw:layer="expansion-demand" svg:width="1.306cm" svg:height="1.114cm" svg:x="1.883cm" svg:y="11.049cm">
          <draw:text-box>
            <text:p>PI<text:span text:style-name="T1">2</text:span></text:p>
          </draw:text-box>
        </draw:frame>
        <draw:frame draw:style-name="gr7" draw:layer="expansion-demand" svg:width="1.306cm" svg:height="1.114cm" svg:x="1.883cm" svg:y="11.049cm">
          <draw:text-box>
            <text:p>PI<text:span text:style-name="T1">2</text:span></text:p>
          </draw:text-box>
        </draw:frame>
        <draw:frame draw:style-name="gr7" draw:layer="expansion-demand" svg:width="1.306cm" svg:height="1.114cm" svg:x="1.883cm" svg:y="11.049cm">
          <draw:text-box>
            <text:p>PI<text:span text:style-name="T1">2</text:span></text:p>
          </draw:text-box>
        </draw:frame>
        <draw:frame draw:style-name="gr7" draw:layer="expansion-demand" svg:width="1.306cm" svg:height="1.114cm" svg:x="1.883cm" svg:y="11.049cm">
          <draw:text-box>
            <text:p>PI<text:span text:style-name="T1">2</text:span></text:p>
          </draw:text-box>
        </draw:frame>
        <draw:frame draw:style-name="gr7" draw:layer="expansion-supply" svg:width="1.306cm" svg:height="1.114cm" svg:x="1.904cm" svg:y="9.391cm">
          <draw:text-box>
            <text:p>PI<text:span text:style-name="T1">1</text:span></text:p>
          </draw:text-box>
        </draw:frame>
        <draw:frame draw:style-name="gr3" draw:layer="expansion-supply" svg:width="2.618cm" svg:height="1.114cm" svg:x="16.687cm" svg:y="14.767cm">
          <draw:text-box>
            <text:p>Y<text:span text:style-name="T1">2</text:span>=Y<text:span text:style-name="T1">max</text:span></text:p>
          </draw:text-box>
        </draw:frame>
        <draw:line draw:style-name="gr1" draw:text-style-name="P1" draw:layer="restriction-demand" svg:x1="3.177cm" svg:y1="14.605cm" svg:x2="3.177cm" svg:y2="1.905cm">
          <text:p/>
        </draw:line>
        <draw:line draw:style-name="gr1" draw:text-style-name="P1" draw:layer="restriction-demand" svg:x1="3.177cm" svg:y1="14.605cm" svg:x2="19.687cm" svg:y2="14.605cm">
          <text:p/>
        </draw:line>
        <draw:line draw:style-name="gr2" draw:text-style-name="P1" draw:layer="restriction-demand" svg:x1="17.147cm" svg:y1="1.905cm" svg:x2="17.147cm" svg:y2="14.605cm">
          <text:p/>
        </draw:line>
        <draw:frame draw:style-name="gr3" draw:layer="restriction-demand" svg:width="0.925cm" svg:height="0.962cm" svg:x="19.687cm" svg:y="14.605cm">
          <draw:text-box>
            <text:p>Y</text:p>
          </draw:text-box>
        </draw:frame>
        <draw:frame draw:style-name="gr3" draw:layer="restriction-demand" svg:width="1.7cm" svg:height="0.962cm" svg:x="16.296cm" svg:y="0.949cm">
          <draw:text-box>
            <text:p>LAS</text:p>
          </draw:text-box>
        </draw:frame>
        <draw:line draw:style-name="gr2" draw:text-style-name="P1" draw:layer="restriction-demand" svg:x1="6.987cm" svg:y1="10.795cm" svg:x2="19.687cm" svg:y2="9.525cm">
          <text:p/>
        </draw:line>
        <draw:line draw:style-name="gr2" draw:text-style-name="P1" draw:layer="restriction-demand" svg:x1="9.525cm" svg:y1="1.587cm" svg:x2="19.685cm" svg:y2="10.477cm">
          <text:p/>
        </draw:line>
        <draw:line draw:style-name="gr4" draw:text-style-name="P1" draw:layer="restriction-demand" svg:x1="17.003cm" svg:y1="8.255cm" svg:x2="3.245cm" svg:y2="8.255cm">
          <text:p/>
        </draw:line>
        <draw:frame draw:style-name="gr3" draw:layer="restriction-demand" svg:width="1.128cm" svg:height="1.114cm" svg:x="16.017cm" svg:y="9.952cm">
          <draw:text-box>
            <text:p>E<text:span text:style-name="T1">2</text:span></text:p>
          </draw:text-box>
        </draw:frame>
        <draw:frame draw:style-name="gr3" draw:layer="restriction-demand" svg:width="1.103cm" svg:height="0.962cm" svg:x="2.073cm" svg:y="0.943cm">
          <draw:text-box>
            <text:p>PI</text:p>
          </draw:text-box>
        </draw:frame>
        <draw:frame draw:style-name="gr3" draw:layer="restriction-demand" svg:width="1.586cm" svg:height="1.114cm" svg:x="7.939cm" svg:y="1.03cm">
          <draw:text-box>
            <text:p>AD<text:span text:style-name="T1">1</text:span></text:p>
          </draw:text-box>
        </draw:frame>
        <draw:frame draw:style-name="gr3" draw:layer="restriction-demand" svg:width="1.975cm" svg:height="1.114cm" svg:x="5.012cm" svg:y="10.238cm">
          <draw:text-box>
            <text:p>SAS<text:span text:style-name="T1">1</text:span></text:p>
          </draw:text-box>
        </draw:frame>
        <draw:line draw:style-name="gr2" draw:text-style-name="P1" draw:layer="restriction-demand" svg:x1="9.525cm" svg:y1="3.104cm" svg:x2="19.685cm" svg:y2="11.994cm">
          <text:p/>
        </draw:line>
        <draw:frame draw:style-name="gr3" draw:layer="restriction-demand" svg:width="1.586cm" svg:height="1.114cm" svg:x="7.939cm" svg:y="2.547cm">
          <draw:text-box>
            <text:p>AD<text:span text:style-name="T1">2</text:span></text:p>
          </draw:text-box>
        </draw:frame>
        <draw:frame draw:style-name="gr7" draw:layer="restriction-demand" svg:width="1.306cm" svg:height="1.114cm" svg:x="1.907cm" svg:y="9.25cm">
          <draw:text-box>
            <text:p>PI<text:span text:style-name="T1">1</text:span></text:p>
          </draw:text-box>
        </draw:frame>
        <draw:frame draw:style-name="gr3" draw:layer="restriction-demand" svg:width="3.617cm" svg:height="1.114cm" svg:x="15.337cm" svg:y="14.77cm">
          <draw:text-box>
            <text:p>Y<text:span text:style-name="T1">1</text:span>=Y<text:span text:style-name="T1">2</text:span>=Y<text:span text:style-name="T1">max</text:span></text:p>
          </draw:text-box>
        </draw:frame>
        <draw:line draw:style-name="gr5" draw:text-style-name="P1" draw:layer="restriction-demand" svg:x1="19.226cm" svg:y1="10.195cm" svg:x2="19.226cm" svg:y2="11.43cm">
          <text:p/>
        </draw:line>
        <draw:line draw:style-name="gr5" draw:text-style-name="P1" draw:layer="expansion-supply" svg:x1="10.336cm" svg:y1="2.717cm" svg:x2="10.336cm" svg:y2="3.952cm">
          <text:p/>
        </draw:line>
        <draw:line draw:style-name="gr5" draw:text-style-name="P1" draw:layer="restriction-demand" svg:x1="10.336cm" svg:y1="2.469cm" svg:x2="10.336cm" svg:y2="3.704cm">
          <text:p/>
        </draw:line>
        <draw:frame draw:style-name="gr3" draw:layer="restriction-demand" svg:width="1.128cm" svg:height="1.114cm" svg:x="17.145cm" svg:y="7.341cm">
          <draw:text-box>
            <text:p>E<text:span text:style-name="T1">1</text:span></text:p>
          </draw:text-box>
        </draw:frame>
        <draw:line draw:style-name="gr4" draw:text-style-name="P1" draw:layer="restriction-demand" svg:x1="17.003cm" svg:y1="9.807cm" svg:x2="3.245cm" svg:y2="9.807cm">
          <text:p/>
        </draw:line>
        <draw:frame draw:style-name="gr7" draw:layer="restriction-demand" svg:width="1.306cm" svg:height="1.114cm" svg:x="1.911cm" svg:y="7.698cm">
          <draw:text-box>
            <text:p>PI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76cm" fo:margin-bottom="0.176cm" fo:margin-left="0.176cm" fo:margin-right="0.176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xpansion-demand"/>
      <draw:layer draw:name="expansion-supply"/>
      <draw:layer draw:name="restriction-demand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2-13T11:49:46</meta:creation-date>
    <dc:date>2015-12-13T13:21:28</dc:date>
    <meta:editing-duration>PT01H15M02S</meta:editing-duration>
    <meta:editing-cycles>7</meta:editing-cycles>
    <meta:generator>OOoLight/1.1$Linux OpenOffice.org_project/110r1480$Build-110</meta:generator>
    <meta:document-statistic meta:object-count="60"/>
  </office:meta>
</office:document-meta>
</file>